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e7869" officeooo:paragraph-rsid="000e7869"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officeooo:rsid="000e7869" officeooo:paragraph-rsid="000e7869"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e7869" officeooo:paragraph-rsid="001868a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fc020" officeooo:paragraph-rsid="000fc020"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bold" officeooo:rsid="000fc020" officeooo:paragraph-rsid="000fc020"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0e7869" officeooo:paragraph-rsid="000e7869" style:font-size-asian="10.5pt" style:font-weight-asian="bold" style:font-size-complex="12pt" style:font-weight-complex="bold"/>
    </style:style>
    <style:style style:name="P7" style:family="paragraph" style:parent-style-name="Standard" style:list-style-name="L1">
      <style:paragraph-properties fo:text-align="start" style:justify-single-word="false"/>
      <style:text-properties fo:font-size="12pt" fo:font-weight="normal" officeooo:rsid="000e7869" officeooo:paragraph-rsid="000e7869"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e7869" officeooo:paragraph-rsid="001868a6" style:font-size-asian="10.5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fo:font-weight="normal" officeooo:rsid="0010fb66" officeooo:paragraph-rsid="0010fb66" style:font-size-asian="10.5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fo:font-size="12pt" fo:font-weight="normal" officeooo:rsid="000fc020" officeooo:paragraph-rsid="000fc020"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10fb66" style:font-weight-asian="bold" style:font-weight-complex="bold"/>
    </style:style>
    <style:style style:name="T3" style:family="text">
      <style:text-properties fo:font-weight="bold" officeooo:rsid="0013de0a" style:font-weight-asian="bold" style:font-weight-complex="bold"/>
    </style:style>
    <style:style style:name="T4" style:family="text">
      <style:text-properties fo:font-weight="bold" officeooo:rsid="001868a6" style:font-weight-asian="bold" style:font-weight-complex="bold"/>
    </style:style>
    <style:style style:name="T5" style:family="text">
      <style:text-properties officeooo:rsid="000fc020"/>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10fb66"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officeooo:rsid="0010fb66" style:font-style-asian="normal" style:font-style-complex="normal"/>
    </style:style>
    <style:style style:name="T12" style:family="text">
      <style:text-properties officeooo:rsid="0010fb66"/>
    </style:style>
    <style:style style:name="T13" style:family="text">
      <style:text-properties officeooo:rsid="001868a6"/>
    </style:style>
    <style:style style:name="T14" style:family="text">
      <style:text-properties officeooo:rsid="0019a043"/>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he raw data is normalized and transformed</text:p>
      <text:p text:style-name="P1"/>
      <text:p text:style-name="P2">This text documents associated <text:span text:style-name="T5">with </text:span>code in <text:span text:style-name="T1">normalize.and.transform.R</text:span> and <text:span text:style-name="T1">GCAT.main.R</text:span> class.</text:p>
      <text:p text:style-name="P2"/>
      <text:p text:style-name="P4">The following procedures are performed with details in <text:span text:style-name="T1">normalize.and.transform</text:span> class:</text:p>
      <text:p text:style-name="P5"/>
      <text:list xml:id="list7022324658380102168" text:style-name="L1">
        <text:list-item>
          <text:p text:style-name="P7">Set all timepoints to active for now using "points.to.remove=0" argument with &lt;remove.points&gt; and adds an extra column to the "well.array" slot of each well specifying which points to remove when data is retrieved from the well. </text:p>
          <text:p text:style-name="P7"/>
        </text:list-item>
        <text:list-item>
          <text:p text:style-name="P9">Remove specified timepoints across wells (use "points.to.remove=NULL" if no points to remove) </text:p>
          <text:p text:style-name="P9"/>
          <text:p text:style-name="P10">The procedure of removing points <text:span text:style-name="T12">is</text:span> performed in <text:span text:style-name="T1">normalize.and.transform</text:span> class. The function receives two parameters: input.well (raw data of wells array object) and points (to be removed). At first, the procedure will copy the <text:span text:style-name="T6">“Remove”</text:span><text:span text:style-name="T9"> column or create a new one if and only if it does not exist to the wells array (input.well). <text:s/>After that, check if the </text:span><text:span text:style-name="T7">points </text:span><text:span text:style-name="T10">argument if it is a logical vector or not, recycle it along the length of “</text:span><text:span text:style-name="T7">Remove”</text:span><text:span text:style-name="T10">. </text:span><text:span text:style-name="T11">If </text:span><text:span text:style-name="T8">points</text:span><text:span text:style-name="T11"> is not a logical vector, try to separate positive and negative integers (??). If </text:span><text:span text:style-name="T8">points</text:span><text:span text:style-name="T11"> contains only zeros, reset the Remove vector to all F (False). Finally, the procedure replaces the </text:span><text:span text:style-name="T8">Remove</text:span><text:span text:style-name="T11"> column. (??)</text:span></text:p>
          <text:p text:style-name="P7"/>
        </text:list-item>
        <text:list-item>
          <text:p text:style-name="P7">Normalize ODs using specified method and adding a constant if desired and sets the "norm" slot of each well to a value to be subtracted from OD values whenever data is retrieved from the well. &lt;Refer to normalize.ODs function in <text:span text:style-name="T1">normalize.and.transform.R class&gt;</text:span></text:p>
        </text:list-item>
      </text:list>
      <text:p text:style-name="P6"/>
      <text:p text:style-name="P2"><text:span text:style-name="T1"><text:tab/></text:span><text:span text:style-name="T12">The procedure of normalizing ODs is performed in </text:span><text:span text:style-name="T2">normalize.and.transform</text:span><text:span text:style-name="T12"> class. The <text:tab/>function receives input.well, normalize method, blank value and adding constant as parameters.</text:span></text:p>
      <text:p text:style-name="P2"><text:tab/><text:span text:style-name="T12">Normally, the function will </text:span><text:span text:style-name="T2">&lt;need clarification </text:span><text:span text:style-name="T3">for the code</text:span><text:span text:style-name="T2">&gt;</text:span></text:p>
      <text:p text:style-name="P2"/>
      <text:list xml:id="list122237683454452" text:continue-numbering="true" text:style-name="L1">
        <text:list-item>
          <text:p text:style-name="P7">Transform ODs on the logarithmic scale, regardless of whether &lt;use.log&gt; is true an extra column of log-transformed values is added to the "well.array" slot of each well the "use.log" slot of each well is set instead to determine whether the transformed values will be returned when data is retrieved from the well. &lt;Refer to transform.ODs function in <text:span text:style-name="T1">normalize.and.transform.R</text:span> class&gt;</text:p>
        </text:list-item>
      </text:list>
      <text:p text:style-name="P2"><text:tab/></text:p>
      <text:p text:style-name="P3"><text:tab/><text:span text:style-name="T13">The proceedure of transforming ODs is carried out in transform.ODs function in <text:tab/></text:span><text:span text:style-name="T4">normalize.and.transform </text:span><text:span text:style-name="T13">class. The function adds a "log.OD" column to the "screen.data" slot <text:tab/>of a well object with log-transformed data. It also checks to see if any of the raw OD values <text:tab/>(before a certain timepoint) is below the blank OD. <text:s/>All the points from the analysis that fall <text:s/><text:tab/>below the blank value will be removed. Also, if any points fall below the blank value by more <text:tab/>than 0.2 * const (an added-constant) and before the cutoff index, the well will be removed from <text:tab/>the analysis. Now, the function will take the natural log of the rest of the OD values and stores </text:span></text:p>
      <text:p text:style-name="P3"><text:tab/><text:span text:style-name="T14">each of these values in the new created “log.OD” column. <text:s/></text:span></text:p>
      <text:p text:style-name="P3"><text:tab/></text:p>
      <text:p text:style-name="P3"><text:tab/><text:span text:style-name="T14">The input.well will now have a new column “screen.data”. And the “log.OD” column is a part <text:tab/>of “screen.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nh </meta:initial-creator>
    <meta:creation-date>2014-04-29T15:28:21.290441916</meta:creation-date>
    <dc:date>2014-05-23T12:22:36.194799202</dc:date>
    <dc:creator>Minh </dc:creator>
    <meta:editing-duration>PT1H47M34S</meta:editing-duration>
    <meta:editing-cycles>5</meta:editing-cycles>
    <meta:generator>LibreOffice/4.1.3.2$Linux_X86_64 LibreOffice_project/410m0$Build-2</meta:generator>
    <meta:document-statistic meta:table-count="0" meta:image-count="0" meta:object-count="0" meta:page-count="1" meta:paragraph-count="15" meta:word-count="468" meta:character-count="2932" meta:non-whitespace-character-count="2458"/>
  </office:meta>
</office:document-meta>
</file>